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text-properties style:font-name="DejaVu Sans" officeooo:rsid="0023b86d" officeooo:paragraph-rsid="0023b86d"/>
    </style:style>
    <style:style style:name="P3" style:family="paragraph" style:parent-style-name="Text_20_body">
      <style:text-properties style:font-name="DejaVu Sans" officeooo:rsid="002551bb" officeooo:paragraph-rsid="002551bb"/>
    </style:style>
    <style:style style:name="P4" style:family="paragraph" style:parent-style-name="Text_20_body">
      <style:text-properties style:font-name="DejaVu Sans" officeooo:rsid="0024974a" officeooo:paragraph-rsid="0024974a"/>
    </style:style>
    <style:style style:name="P5" style:family="paragraph" style:parent-style-name="Text_20_body">
      <style:text-properties style:font-name="DejaVu Sans" officeooo:rsid="0024974a" officeooo:paragraph-rsid="00270e13"/>
    </style:style>
    <style:style style:name="P6" style:family="paragraph" style:parent-style-name="Text_20_body">
      <style:text-properties officeooo:rsid="002a2753" officeooo:paragraph-rsid="002a2753"/>
    </style:style>
    <style:style style:name="P7" style:family="paragraph" style:parent-style-name="Text_20_body">
      <style:text-properties officeooo:rsid="002a3431" officeooo:paragraph-rsid="002a3431"/>
    </style:style>
    <style:style style:name="P8" style:family="paragraph" style:parent-style-name="Text_20_body">
      <style:text-properties officeooo:rsid="002a6c25" officeooo:paragraph-rsid="002a6c25"/>
    </style:style>
    <style:style style:name="P9" style:family="paragraph" style:parent-style-name="Text_20_body">
      <style:text-properties fo:font-weight="normal" officeooo:rsid="002a6c25" officeooo:paragraph-rsid="002a6c25" style:font-weight-asian="normal" style:font-weight-complex="normal"/>
    </style:style>
    <style:style style:name="P10" style:family="paragraph" style:parent-style-name="Text_20_body">
      <style:text-properties fo:font-weight="normal" officeooo:rsid="002c14d5" officeooo:paragraph-rsid="002c14d5" style:font-weight-asian="normal" style:font-weight-complex="normal"/>
    </style:style>
    <style:style style:name="P11" style:family="paragraph" style:parent-style-name="Standard">
      <style:text-properties officeooo:rsid="00270e13" officeooo:paragraph-rsid="00270e13"/>
    </style:style>
    <style:style style:name="P12" style:family="paragraph" style:parent-style-name="Standard">
      <style:paragraph-properties fo:padding="0.049cm" fo:border="0.06pt solid #000000" style:shadow="none"/>
      <style:text-properties officeooo:rsid="00270e13" officeooo:paragraph-rsid="00270e13"/>
    </style:style>
    <style:style style:name="P13" style:family="paragraph" style:parent-style-name="Standard">
      <style:paragraph-properties fo:padding="0.049cm" fo:border="0.06pt solid #000000" style:shadow="none"/>
      <style:text-properties officeooo:rsid="002814c5" officeooo:paragraph-rsid="002814c5"/>
    </style:style>
    <style:style style:name="P14" style:family="paragraph" style:parent-style-name="Text_20_body">
      <style:paragraph-properties fo:padding="0.049cm" fo:border="0.06pt solid #000000" style:shadow="none"/>
      <style:text-properties style:font-name="DejaVu Sans"/>
    </style:style>
    <style:style style:name="P15" style:family="paragraph" style:parent-style-name="Text_20_body">
      <style:paragraph-properties fo:padding="0.049cm" fo:border="0.06pt solid #000000" style:shadow="none"/>
      <style:text-properties style:font-name="DejaVu Sans" officeooo:rsid="0023b86d" officeooo:paragraph-rsid="0023b86d"/>
    </style:style>
    <style:style style:name="P16" style:family="paragraph" style:parent-style-name="Text_20_body">
      <style:paragraph-properties fo:padding="0.049cm" fo:border="0.06pt solid #000000" style:shadow="none"/>
      <style:text-properties style:font-name="DejaVu Sans" officeooo:rsid="002551bb" officeooo:paragraph-rsid="002551bb"/>
    </style:style>
    <style:style style:name="P17" style:family="paragraph" style:parent-style-name="Text_20_body">
      <style:paragraph-properties fo:padding="0.049cm" fo:border="0.06pt solid #000000" style:shadow="none"/>
      <style:text-properties officeooo:rsid="002a2753" officeooo:paragraph-rsid="002a2753"/>
    </style:style>
    <style:style style:name="P18" style:family="paragraph" style:parent-style-name="Text_20_body">
      <style:paragraph-properties fo:padding="0.049cm" fo:border="0.06pt solid #000000" style:shadow="none"/>
      <style:text-properties officeooo:rsid="002a3431" officeooo:paragraph-rsid="002a3431"/>
    </style:style>
    <style:style style:name="P19" style:family="paragraph" style:parent-style-name="Text_20_body">
      <style:paragraph-properties fo:padding="0.049cm" fo:border="0.06pt solid #000000" style:shadow="none"/>
      <style:text-properties officeooo:rsid="002a6c25" officeooo:paragraph-rsid="002a6c25"/>
    </style:style>
    <style:style style:name="P20" style:family="paragraph" style:parent-style-name="Text_20_body">
      <style:paragraph-properties fo:padding="0.049cm" fo:border="0.06pt solid #000000" style:shadow="none"/>
      <style:text-properties fo:font-weight="normal" officeooo:rsid="002a6c25" officeooo:paragraph-rsid="002a6c25" style:font-weight-asian="normal" style:font-weight-complex="normal"/>
    </style:style>
    <style:style style:name="P21" style:family="paragraph" style:parent-style-name="Standard">
      <style:paragraph-properties fo:padding="0.049cm" fo:border="none" style:shadow="none"/>
      <style:text-properties officeooo:rsid="00270e13" officeooo:paragraph-rsid="00270e13"/>
    </style:style>
    <style:style style:name="P22" style:family="paragraph" style:parent-style-name="Standard">
      <style:paragraph-properties fo:padding="0.049cm" fo:border="none" style:shadow="none"/>
      <style:text-properties officeooo:rsid="002814c5" officeooo:paragraph-rsid="002814c5"/>
    </style:style>
    <style:style style:name="P23" style:family="paragraph" style:parent-style-name="Standard">
      <style:paragraph-properties fo:padding="0.049cm" fo:border="none" style:shadow="none"/>
      <style:text-properties officeooo:rsid="0029a438" officeooo:paragraph-rsid="0029a438"/>
    </style:style>
    <style:style style:name="P24" style:family="paragraph" style:parent-style-name="Text_20_body">
      <style:text-properties style:font-name="DejaVu Sans" fo:font-style="normal" fo:font-weight="normal" officeooo:rsid="002551bb" officeooo:paragraph-rsid="002551bb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DejaVu Sans" fo:font-style="normal" fo:font-weight="normal" officeooo:rsid="00270e13" officeooo:paragraph-rsid="002551bb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officeooo:rsid="002a6c25" officeooo:paragraph-rsid="002ede9d"/>
    </style:style>
    <style:style style:name="P27" style:family="paragraph" style:parent-style-name="Text_20_body">
      <style:text-properties officeooo:rsid="002a6c25" officeooo:paragraph-rsid="0030b83b"/>
    </style:style>
    <style:style style:name="P28" style:family="paragraph" style:parent-style-name="Text_20_body">
      <style:text-properties fo:font-weight="normal" officeooo:rsid="002a6c25" officeooo:paragraph-rsid="002a6c25" style:font-weight-asian="normal" style:font-weight-complex="normal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Heading_20_4">
      <style:paragraph-properties fo:padding="0.049cm" fo:border="0.06pt solid #000000" style:shadow="none"/>
      <style:text-properties style:font-name="DejaVu Sans"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Heading_20_4">
      <style:paragraph-properties fo:padding="0.049cm" fo:border="0.06pt solid #000000" style:shadow="none"/>
      <style:text-properties style:font-name="DejaVu Sans" fo:font-style="normal" fo:font-weight="normal" officeooo:rsid="002551bb" officeooo:paragraph-rsid="002551bb" style:font-style-asian="normal" style:font-weight-asian="normal" style:font-style-complex="normal" style:font-weight-complex="normal"/>
    </style:style>
    <style:style style:name="P32" style:family="paragraph" style:parent-style-name="Heading_20_4" style:master-page-name="">
      <loext:graphic-properties draw:fill="none"/>
      <style:paragraph-properties fo:margin-left="0cm" fo:margin-right="0cm" fo:margin-top="0.423cm" fo:margin-bottom="0.212cm" loext:contextual-spacing="false" fo:text-indent="0cm" style:auto-text-indent="false" style:page-number="auto" fo:background-color="transparent" fo:keep-with-next="always"/>
      <style:text-properties style:font-name="DejaVu Sans" fo:font-style="normal" fo:font-weight="normal" officeooo:rsid="002551bb" officeooo:paragraph-rsid="002551bb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200" loext:char-shading-value="0" style:font-weight-asian="bold" style:font-weight-complex="bold"/>
    </style:style>
    <style:style style:name="T3" style:family="text">
      <style:text-properties officeooo:rsid="0023b86d"/>
    </style:style>
    <style:style style:name="T4" style:family="text">
      <style:text-properties officeooo:rsid="0024974a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70e13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270e13" style:font-style-asian="normal" style:font-weight-asian="bold" style:font-style-complex="normal" style:font-weight-complex="bold"/>
    </style:style>
    <style:style style:name="T8" style:family="text">
      <style:text-properties officeooo:rsid="00270e13"/>
    </style:style>
    <style:style style:name="T9" style:family="text">
      <style:text-properties style:font-name="DejaVu Sans" officeooo:rsid="0024974a"/>
    </style:style>
    <style:style style:name="T10" style:family="text">
      <style:text-properties officeooo:rsid="002a3431"/>
    </style:style>
    <style:style style:name="T11" style:family="text">
      <style:text-properties officeooo:rsid="002cea60"/>
    </style:style>
    <style:style style:name="T12" style:family="text">
      <style:text-properties fo:color="#729fcf"/>
    </style:style>
    <style:style style:name="T13" style:family="text">
      <style:text-properties fo:color="#729fcf" officeooo:rsid="002cea60"/>
    </style:style>
    <style:style style:name="T14" style:family="text">
      <style:text-properties fo:color="#729fcf" officeooo:rsid="002d6492"/>
    </style:style>
    <style:style style:name="T15" style:family="text">
      <style:text-properties fo:color="#729fcf" officeooo:rsid="002ede9d"/>
    </style:style>
    <style:style style:name="T16" style:family="text">
      <style:text-properties fo:color="#729fcf" officeooo:rsid="00317768"/>
    </style:style>
    <style:style style:name="T17" style:family="text">
      <style:text-properties fo:color="#729fcf" style:text-position="super 58%" officeooo:rsid="00317768"/>
    </style:style>
    <style:style style:name="T18" style:family="text">
      <style:text-properties fo:color="#729fcf" officeooo:rsid="0030b83b"/>
    </style:style>
    <style:style style:name="T19" style:family="text">
      <style:text-properties officeooo:rsid="002ede9d"/>
    </style:style>
    <style:style style:name="T20" style:family="text">
      <style:text-properties officeooo:rsid="0030b83b"/>
    </style:style>
    <style:style style:name="T21" style:family="text">
      <style:text-properties officeooo:rsid="00317768"/>
    </style:style>
    <style:style style:name="T22" style:family="text">
      <style:text-properties style:text-position="super 58%" officeooo:rsid="00317768"/>
    </style:style>
    <style:style style:name="T23" style:family="text">
      <style:text-properties style:text-position="0% 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TP<text:span text:style-name="T3">3</text:span> LINUX : <text:span text:style-name="T3">Les filtres avec find et grep</text:span></text:h>
      <text:p text:style-name="P1"/>
      <text:h text:style-name="Heading_20_2" text:outline-level="2">1 <text:span text:style-name="T3">la commande find</text:span></text:h>
      <text:p text:style-name="P2">La commande <text:span text:style-name="T1">find</text:span> possède beaucoup d’options dont les principale sont :</text:p>
      <text:p text:style-name="P2">-name fichier ou fichier est le nom du fichier à trouver</text:p>
      <text:p text:style-name="P2">-iname fichier indique de ne pas être sensible à la casse</text:p>
      <text:p text:style-name="P3">La page manuel de la commande <text:span text:style-name="T1">find</text:span> donne la liste des options.</text:p>
      <text:p text:style-name="P2"/>
      <text:p text:style-name="P2">exemple<text:span text:style-name="T4">s</text:span> simple<text:span text:style-name="T4">s</text:span></text:p>
      <text:p text:style-name="P15">psimier@b107PSR ~ $ <text:span text:style-name="T1">find /etc /bin -name "ps*" </text:span></text:p>
      <text:p text:style-name="P4">liste toutes les entités dans /bin et /etc dont le nom commence par « ps »</text:p>
      <text:h text:style-name="P30" text:outline-level="4">psimier@b107PSR ~/2018 $ <text:span text:style-name="T1">find . -iname "ipc*" -type d</text:span></text:h>
      <text:p text:style-name="P14">./snir2/IPC</text:p>
      <text:h text:style-name="P32" text:outline-level="4">Liste tous les répertoires <text:s/>(option <text:span text:style-name="T1">-type d) </text:span>contenu dans le répertoire courant dont le nom commence par ipc.</text:h>
      <text:h text:style-name="P31" text:outline-level="4">psimier@b107PSR ~/2018 $ <text:span text:style-name="T1">find $HOME/2018 -mtime -1</text:span></text:h>
      <text:p text:style-name="P24"><text:s/></text:p>
      <text:p text:style-name="P3"><text:span text:style-name="T5">Liste tous les fichiers du répertoire personnel ~/2018 qui ont été modifiés il y a moins de 1 jour. </text:span><text:span text:style-name="T6">l’option mtime avec un nombre signé positif indique de retrouver les fichiers modifiés il y plus de 1 jour.</text:span></text:p>
      <text:p text:style-name="P25"/>
      <text:p text:style-name="P16"><text:span text:style-name="T6">psimier@b107PSR ~/2018 $ </text:span><text:span text:style-name="T7">find $HOME/2018 ! -user $LOGNAME</text:span></text:p>
      <text:p text:style-name="P5"><text:span text:style-name="T8">L</text:span><text:span text:style-name="T9">iste toutes les entités dans </text:span><text:span text:style-name="T8">~/2018 dont vous n’êtes pas propriétaire.</text:span></text:p>
      <text:h text:style-name="Heading_20_4" text:outline-level="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4" text:outline-level="4"><text:soft-page-break/>1.1 <text:span text:style-name="T8">ET OU avec la commande find</text:span></text:h>
      <text:p text:style-name="Text_20_body"><text:s/></text:p>
      <text:p text:style-name="P11">Il est possible de combiner les critères avec la commande find. Pour obtenir l’intersection <text:span text:style-name="T2">ET</text:span> il suffit de saisir les options les une à la suite des autres</text:p>
      <text:p text:style-name="P11">exemple :</text:p>
      <text:p text:style-name="P11"/>
      <text:p text:style-name="P12">psimier@b107PSR ~/2018 $ find . -size -100k -size +50k</text:p>
      <text:p text:style-name="P21"/>
      <text:p text:style-name="P22">Liste tous les fichiers dont la taille est inférieure à 100ko ET dépasse <text:s/>50ko</text:p>
      <text:p text:style-name="P22"/>
      <text:p text:style-name="P22">L’option -o de la commande find permet de chercher sur des unions de critères (<text:span text:style-name="T2">OU</text:span>)</text:p>
      <text:p text:style-name="P22"/>
      <text:p text:style-name="P13">psimier@b107PSR ~/2018 $ find -name "*.h" -o -name "*.js"</text:p>
      <text:p text:style-name="P22"/>
      <text:p text:style-name="P23">Liste tous les fichiers dont le nom se termine par .h OU .js</text:p>
      <text:p text:style-name="P23"/>
      <text:h text:style-name="Heading_20_2" text:outline-level="2">2 la commande GREP</text:h>
      <text:p text:style-name="Text_20_body"/>
      <text:p text:style-name="P6">psimier@b107PSR ~/2018/snir1/system $ grep UNIX slogan.txt </text:p>
      <text:p text:style-name="P6"/>
      <text:p text:style-name="P6">Affiche toute les lignes contenant le mot UNIX.</text:p>
      <text:p text:style-name="P6"/>
      <text:p text:style-name="P6">Exercice </text:p>
      <text:p text:style-name="P6">Télécharger le fichier slogan.txt ets répondez aux questions suivantes</text:p>
      <text:p text:style-name="P6">Que f<text:span text:style-name="T10">ont</text:span> l<text:span text:style-name="T10">es </text:span>commande<text:span text:style-name="T10">s suivantes</text:span>:</text:p>
      <text:p text:style-name="P17">psimier@b107PSR ~/2018/snir1/system $ <text:span text:style-name="T1">grep -v UNIX slogan.txt</text:span></text:p>
      <text:p text:style-name="P6">Votre réponse :</text:p>
      <text:p text:style-name="P6">___<text:span text:style-name="T13">Toutes les lignes qui ne comportent pas le mot UNIX</text:span>__________________________________</text:p>
      <text:p text:style-name="P6"/>
      <text:p text:style-name="P17">psimier@b107PSR ~/2018/snir1/system $ <text:span text:style-name="T1">grep -n UNIX slogan.txt</text:span></text:p>
      <text:p text:style-name="P7">Votre réponse :</text:p>
      <text:p text:style-name="P7">___<text:span text:style-name="T13">Toutes les lignes qui comportent le mot UNIX avec leur numéro</text:span><text:span text:style-name="T11"> </text:span>_______________</text:p>
      <text:p text:style-name="P18">psimier@b107PSR ~/2018/snir1/system $ <text:span text:style-name="T1">grep -c UNIX slogan.txt</text:span></text:p>
      <text:p text:style-name="P7">Votre réponse :</text:p>
      <text:p text:style-name="P7">__<text:span text:style-name="T13">Donne le nombre de lignes qui comporte le mot UNIX</text:span><text:span text:style-name="T11"> </text:span>_______________________</text:p>
      <text:p text:style-name="P7"/>
      <text:p text:style-name="P7"><text:s/></text:p>
      <text:p text:style-name="P7"/>
      <text:p text:style-name="P18"><text:soft-page-break/>psimier@b107PSR ~/2018/snir1/system $ <text:span text:style-name="T1">grep -vc UNIX slogan.txt</text:span></text:p>
      <text:p text:style-name="P7">Votre réponse :</text:p>
      <text:p text:style-name="P7">_<text:span text:style-name="T14">Compte le nombre de ligne qui ne comportent pas le mot UNIX</text:span>____________________________ </text:p>
      <text:p text:style-name="P7"/>
      <text:p text:style-name="P18">psimier@b107PSR ~/2018/snir1/system $ <text:span text:style-name="T1">grep <text:s/>^Li <text:s/>slogan.txt</text:span></text:p>
      <text:p text:style-name="P7">Votre réponse :</text:p>
      <text:p text:style-name="P7">___<text:span text:style-name="T15">Recherche toutes les lignes qui commencent par Li</text:span>__________________________ </text:p>
      <text:p text:style-name="P7"/>
      <text:p text:style-name="P18">psimier@b107PSR ~/2018/snir1/system $ <text:span text:style-name="T1">grep ux$ slogan.txt</text:span></text:p>
      <text:p text:style-name="P7">Votre réponse :</text:p>
      <text:p text:style-name="P7">__<text:span text:style-name="T15">Recherche toutes les lignes qui finissent par ux</text:span>____________________________ </text:p>
      <text:p text:style-name="P7"/>
      <text:p text:style-name="P18">psimier@b107PSR ~/2018/snir1/system $ <text:span text:style-name="T1">grep '^[UK]' slogan.txt</text:span></text:p>
      <text:p text:style-name="P8">Votre réponse :</text:p>
      <text:p text:style-name="P26">_______<text:span text:style-name="T18">Rechercher </text:span><text:span text:style-name="T12"><text:s/></text:span><text:span text:style-name="T16">toutes les lignes dont la 1ere lettre est U ou K</text:span></text:p>
      <text:p text:style-name="P8"/>
      <text:p text:style-name="P19">psimier@b107PSR ~/2018/snir1/system $ <text:span text:style-name="T1">grep -i 'unix' slogan.txt</text:span></text:p>
      <text:p text:style-name="P8">Votre réponse :</text:p>
      <text:p text:style-name="P27"><text:tab/> <text:span text:style-name="T15">Recherche toutes les lignes qui comportent le mot UNIX (insensible à la casse) Unix ou unix ou UNIX</text:span></text:p>
      <text:p text:style-name="P19">psimier@b107PSR ~/2018/snir1/system $ <text:span text:style-name="T1">grep "[A-Z].[v]" slogan.txt</text:span></text:p>
      <text:p text:style-name="P9">Votre réponse :</text:p>
      <text:p text:style-name="P9"><text:tab/><text:span text:style-name="T16">Rechercher toutes les lignes qui contiennent un mot commençant par une majuscule et qui contient la lettre v en 3</text:span><text:span text:style-name="T17">e</text:span><text:span text:style-name="T16"> position</text:span></text:p>
      <text:p text:style-name="P20">psimier@b107PSR ~/2018/snir1/system $ <text:span text:style-name="T1">grep "[R-Z][a-z]\{4\} " slogan.txt</text:span></text:p>
      <text:p text:style-name="P10">Votre réponse :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SNIR 1<text:tab/>le shell bash<text:tab/>page 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Simier</meta:initial-creator>
    <meta:creation-date>2018-09-11T17:47:42.45</meta:creation-date>
    <dc:date>2019-10-10T15:53:04.978016400</dc:date>
    <meta:editing-duration>PT4H49M55S</meta:editing-duration>
    <meta:editing-cycles>15</meta:editing-cycles>
    <meta:generator>LibreOffice/6.2.6.2$Linux_X86_64 LibreOffice_project/20$Build-2</meta:generator>
    <meta:document-statistic meta:table-count="0" meta:image-count="0" meta:object-count="0" meta:page-count="3" meta:paragraph-count="63" meta:word-count="521" meta:character-count="3349" meta:non-whitespace-character-count="2871"/>
  </office:meta>
</office:document-meta>
</file>